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0.928cm"/>
    </style:style>
    <style:style style:name="co4" style:family="table-column">
      <style:table-column-properties fo:break-before="auto" style:column-width="4.454cm"/>
    </style:style>
    <style:style style:name="co5" style:family="table-column">
      <style:table-column-properties fo:break-before="auto" style:column-width="0.98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3"/>
    <style:style style:name="ce3" style:family="table-cell" style:parent-style-name="Default" style:data-style-name="N111"/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 style:data-style-name="N109">
      <style:text-properties fo:font-weight="bold" style:font-weight-asian="bold" style:font-weight-complex="bold"/>
    </style:style>
    <style:style style:name="ce6" style:family="table-cell" style:parent-style-name="Default" style:data-style-name="N115">
      <style:text-properties fo:font-weight="bold" style:font-weight-asian="bold" style:font-weight-complex="bold"/>
    </style:style>
    <style:style style:name="ce7" style:family="table-cell" style:parent-style-name="Default" style:data-style-name="N11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T</text:p>
          </table:table-cell>
          <table:table-cell table:style-name="ce2" office:value-type="float" office:value="300">
            <text:p>300.0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1">
          <table:table-cell office:value-type="string">
            <text:p>T_c</text:p>
          </table:table-cell>
          <table:table-cell table:style-name="ce2" office:value-type="float" office:value="405.4">
            <text:p>405.4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1">
          <table:table-cell office:value-type="string">
            <text:p>R</text:p>
          </table:table-cell>
          <table:table-cell table:style-name="ce3" office:value-type="float" office:value="8.314471">
            <text:p>8.3144710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 office:value-type="string">
            <text:p>tau</text:p>
          </table:table-cell>
          <table:table-cell table:style-name="ce3" table:formula="oooc:=[.B2]/[.B1]" office:value-type="float" office:value="1.35133333333333">
            <text:p>1.3513333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3" office:value-type="string">
            <text:p>raw values from the paper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 office:value-type="string">
            <text:p>a0_1</text:p>
          </table:table-cell>
          <table:table-cell table:style-name="ce3" office:value-type="float" office:value="-15.81502">
            <text:p>-15.8150200</text:p>
          </table:table-cell>
          <table:table-cell table:number-columns-repeated="3"/>
          <table:table-cell table:style-name="ce1" office:value-type="string">
            <text:p>v--- these values used in ammonia.c</text:p>
          </table:table-cell>
          <table:table-cell table:number-columns-repeated="3"/>
        </table:table-row>
        <table:table-row table:style-name="ro1">
          <table:table-cell office:value-type="string">
            <text:p>a0_2</text:p>
          </table:table-cell>
          <table:table-cell table:style-name="ce3" office:value-type="float" office:value="4.255726">
            <text:p>4.2557260</text:p>
          </table:table-cell>
          <table:table-cell table:number-columns-repeated="6"/>
          <table:table-cell office:value-type="string">
            <text:p>cp0</text:p>
          </table:table-cell>
        </table:table-row>
        <table:table-row table:style-name="ro1">
          <table:table-cell table:style-name="ce1" office:value-type="string">
            <text:p>a0_3</text:p>
          </table:table-cell>
          <table:table-cell table:style-name="ce4" office:value-type="float" office:value="11.47434">
            <text:p>11.4743400</text:p>
          </table:table-cell>
          <table:table-cell table:style-name="ce5" table:formula="oooc:=1/3" office:value-type="float" office:value="0.333333333333333">
            <text:p>0.33333</text:p>
          </table:table-cell>
          <table:table-cell/>
          <table:table-cell table:style-name="ce1" office:value-type="string">
            <text:p>c1</text:p>
          </table:table-cell>
          <table:table-cell table:style-name="ce6" table:formula="oooc:=[.B11]*([.C11])*(1-[.C11])*[.$B$2]^[.C11]" office:value-type="float" office:value="18.8716460352487">
            <text:p>1.8871646035248700E+01</text:p>
          </table:table-cell>
          <table:table-cell table:formula="oooc:=-[.C11]" office:value-type="float" office:value="-0.333333333333333">
            <text:p>-0.33</text:p>
          </table:table-cell>
          <table:table-cell/>
          <table:table-cell table:formula="oooc:=[.F11]*[.$B$1]^[.G11]" office:value-type="float" office:value="2.81904947059034">
            <text:p>2.82</text:p>
          </table:table-cell>
        </table:table-row>
        <table:table-row table:style-name="ro1">
          <table:table-cell table:style-name="ce1" office:value-type="string">
            <text:p>a0_4</text:p>
          </table:table-cell>
          <table:table-cell table:style-name="ce4" office:value-type="float" office:value="-1.296211">
            <text:p>-1.2962110</text:p>
          </table:table-cell>
          <table:table-cell table:style-name="ce5" table:formula="oooc:=-3/2" office:value-type="float" office:value="-1.5">
            <text:p>-1.50000</text:p>
          </table:table-cell>
          <table:table-cell/>
          <table:table-cell table:style-name="ce1" office:value-type="string">
            <text:p>c2</text:p>
          </table:table-cell>
          <table:table-cell table:style-name="ce6" table:formula="oooc:=[.B12]*([.C12])*(1-[.C12])*[.$B$2]^[.C12]" office:value-type="float" office:value="0.000595499435135503">
            <text:p>5.9549943513550300E-04</text:p>
          </table:table-cell>
          <table:table-cell table:formula="oooc:=-[.C12]" office:value-type="float" office:value="1.5">
            <text:p>1.5</text:p>
          </table:table-cell>
          <table:table-cell/>
          <table:table-cell table:formula="oooc:=[.F12]*[.$B$1]^[.G12]" office:value-type="float" office:value="3.09430583259977">
            <text:p>3.09</text:p>
          </table:table-cell>
        </table:table-row>
        <table:table-row table:style-name="ro1">
          <table:table-cell table:style-name="ce1" office:value-type="string">
            <text:p>a0_5</text:p>
          </table:table-cell>
          <table:table-cell table:style-name="ce4" office:value-type="float" office:value="0.5706757">
            <text:p>0.5706757</text:p>
          </table:table-cell>
          <table:table-cell table:style-name="ce5" table:formula="oooc:=-7/4" office:value-type="float" office:value="-1.75">
            <text:p>-1.75000</text:p>
          </table:table-cell>
          <table:table-cell/>
          <table:table-cell table:style-name="ce1" office:value-type="string">
            <text:p>c3</text:p>
          </table:table-cell>
          <table:table-cell table:style-name="ce6" table:formula="oooc:=[.B13]*([.C13])*(1-[.C13])*[.$B$2]^[.C13]" office:value-type="float" office:value="-0.0000749831308630993">
            <text:p>-7.4983130863099300E-05</text:p>
          </table:table-cell>
          <table:table-cell table:formula="oooc:=-[.C13]" office:value-type="float" office:value="1.75">
            <text:p>1.75</text:p>
          </table:table-cell>
          <table:table-cell/>
          <table:table-cell table:formula="oooc:=[.F13]*[.$B$1]^[.G13]" office:value-type="float" office:value="-1.62153290434874">
            <text:p>-1.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ooc:=SUM([.I11:.I13])*[.B3]" office:value-type="float" office:value="35.6842328723171">
            <text:p>35.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7" office:value-type="float" office:value="2.008935269">
            <text:p>2.0089352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{-(A0_I)*(-(P))*(-(P)+1), -(P)}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DEALPOWTERM_FROM_HELM0(11.474340, 1./3.)</text:p>
          </table:table-cell>
          <table:table-cell table:number-columns-repeated="8"/>
        </table:table-row>
        <table:table-row table:style-name="ro1">
          <table:table-cell office:value-type="string">
            <text:p>,IDEALPOWTERM_FROM_HELM0(-1.296211, -3./2.)</text:p>
          </table:table-cell>
          <table:table-cell table:number-columns-repeated="8"/>
        </table:table-row>
        <table:table-row table:style-name="ro1">
          <table:table-cell office:value-type="string">
            <text:p>,IDEALPOWTERM_FROM_HELM0(0.5706757, -7./4.)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" number:min-integer-digits="1"/>
    </number:number-style>
    <number:number-style style:name="N114">
      <number:scientific-number number:decimal-places="13" number:min-integer-digits="1" number:min-exponent-digits="2"/>
    </number:number-style>
    <number:number-style style:name="N115">
      <number:scientific-number number:decimal-places="16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4">14/09/2008</text:date>, <text:time>22:2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9-11T22:11:13</meta:creation-date>
    <dc:creator>John Pye</dc:creator>
    <dc:date>2008-09-14T22:29:10</dc:date>
    <meta:editing-cycles>2</meta:editing-cycles>
    <meta:editing-duration>PT6H51M12S</meta:editing-duration>
    <meta:user-defined meta:name="Info 1"/>
    <meta:user-defined meta:name="Info 2"/>
    <meta:user-defined meta:name="Info 3"/>
    <meta:user-defined meta:name="Info 4"/>
    <meta:document-statistic meta:table-count="3" meta:cell-count="44"/>
  </office:meta>
</office:document-meta>
</file>